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7000002D00E896248F9996314.png" manifest:media-type="image/png"/>
  <manifest:file-entry manifest:full-path="Pictures/100032260000C97E0000D0BD9D165E6B48F0C3BB.wmf" manifest:media-type="image/x-wmf"/>
  <manifest:file-entry manifest:full-path="Pictures/1000000000000016000000A33C42C1C2DE0E6DC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4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5cm"/>
      <style:paragraph-properties style:writing-mode="lr-tb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  <style:paragraph-properties style:writing-mode="lr-tb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81cm"/>
      <style:paragraph-properties style:writing-mode="lr-tb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901cm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56cm"/>
      <style:paragraph-properties style:writing-mode="lr-tb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  <style:paragraph-properties style:writing-mode="lr-tb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  <style:paragraph-properties style:writing-mode="lr-tb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2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9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1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2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  <style:paragraph-properties style:writing-mode="lr-tb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552cm"/>
      <style:paragraph-properties style:writing-mode="lr-tb"/>
    </style:style>
    <style:style style:name="gr50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51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2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3.25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09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  <style:paragraph-properties style:writing-mode="lr-tb"/>
    </style:style>
    <style:style style:name="gr61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3.7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7cm"/>
      <style:paragraph-properties style:writing-mode="lr-tb"/>
    </style:style>
    <style:style style:name="gr71" style:family="graphic" style:parent-style-name="standard">
      <style:graphic-properties draw:fill="solid" draw:fill-color="#b3b3b3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3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  <style:paragraph-properties style:writing-mode="lr-tb"/>
    </style:style>
    <style:style style:name="gr7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4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62cm"/>
      <style:paragraph-properties style:writing-mode="lr-tb"/>
    </style:style>
    <style:style style:name="gr78" style:family="graphic" style:parent-style-name="standard">
      <style:graphic-properties draw:fill="solid" draw:fill-color="#94bd5e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  <style:paragraph-properties style:writing-mode="lr-tb"/>
    </style:style>
    <style:style style:name="gr82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18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62cm"/>
      <style:paragraph-properties style:writing-mode="lr-tb"/>
    </style:style>
    <style:style style:name="gr85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89cm"/>
      <style:paragraph-properties style:writing-mode="lr-tb"/>
    </style:style>
    <style:style style:name="gr87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  <style:paragraph-properties style:writing-mode="lr-tb"/>
    </style:style>
    <style:style style:name="gr90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  <style:paragraph-properties style:writing-mode="lr-tb"/>
    </style:style>
    <style:style style:name="gr92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  <style:paragraph-properties style:writing-mode="lr-tb"/>
    </style:style>
    <style:style style:name="gr95" style:family="graphic" style:parent-style-name="standard">
      <style:graphic-properties draw:marker-start="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  <style:paragraph-properties style:writing-mode="lr-tb"/>
    </style:style>
    <style:style style:name="gr9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8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23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  <style:paragraph-properties style:writing-mode="lr-tb"/>
    </style:style>
    <style:style style:name="pr1" style:family="presentation" style:parent-style-name="presentation-title">
      <style:graphic-properties draw:fill-color="#ffffff" draw:auto-grow-height="true" fo:min-height="3.181cm"/>
      <style:paragraph-properties style:writing-mode="lr-tb"/>
    </style:style>
    <style:style style:name="pr2" style:family="presentation" style:parent-style-name="presentation-notes">
      <style:graphic-properties draw:fill-color="#ffffff" fo:min-height="11.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 fo:font-weight="normal" style:font-style-asian="italic" style:font-weight-asian="normal" style:font-style-complex="italic" style:font-weight-complex="normal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/>
    </style:style>
    <style:style style:name="P19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21" style:family="paragraph">
      <loext:graphic-properties draw:fill="solid" draw:fill-color="#b3b3b3"/>
      <style:paragraph-properties fo:text-align="center"/>
    </style:style>
    <style:style style:name="P22" style:family="paragraph">
      <loext:graphic-properties draw:fill="solid" draw:fill-color="#94bd5e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2pt" fo:font-weight="bold" style:font-size-asian="12pt" style:font-size-complex="12pt"/>
    </style:style>
    <style:style style:name="P24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1" fo:font-size="11pt" fo:font-weight="bold"/>
    </style:style>
    <style:style style:name="T2" style:family="text">
      <style:text-properties style:font-name="Arial1" fo:font-size="11pt" fo:font-style="italic"/>
    </style:style>
    <style:style style:name="T3" style:family="text">
      <style:text-properties style:font-name="Arial1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1" fo:font-size="11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1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Specific 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5.588cm" svg:height="1.213cm" svg:x="9.09cm" svg:y="4.806cm">
          <text:p/>
        </draw:rect>
        <draw:frame draw:style-name="gr49" draw:text-style-name="P9" draw:layer="layout" svg:width="2.552cm" svg:height="0.593cm" svg:x="10.741cm" svg:y="5.122cm">
          <draw:text-box>
            <text:p text:style-name="P6"><text:span text:style-name="T2">Cordet Editor</text:span></text:p>
          </draw:text-box>
        </draw:frame>
        <draw:custom-shape draw:style-name="gr50" draw:text-style-name="P12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1" draw:text-style-name="P1" draw:layer="layout" svg:x1="6.459cm" svg:y1="7.898cm" svg:x2="20.635cm" svg:y2="7.797cm">
          <text:p/>
        </draw:line>
        <draw:frame draw:style-name="gr52" draw:text-style-name="P16" draw:layer="layout" svg:width="3.698cm" svg:height="0.455cm" svg:x="16.654cm" svg:y="7.239cm">
          <draw:text-box>
            <text:p text:style-name="P6"><text:span text:style-name="T4">Editor Meta-Model</text:span></text:p>
          </draw:text-box>
        </draw:frame>
        <draw:frame draw:style-name="gr49" draw:text-style-name="P9" draw:layer="layout" svg:width="2.552cm" svg:height="0.593cm" svg:x="10.741cm" svg:y="5.123cm">
          <draw:text-box>
            <text:p text:style-name="P6"><text:span text:style-name="T2">Cordet Editor</text:span></text:p>
          </draw:text-box>
        </draw:frame>
        <draw:frame draw:style-name="gr53" draw:text-style-name="P18" draw:layer="layout" svg:width="2.21cm" svg:height="1.36cm" svg:x="13.541cm" svg:y="6.324cm">
          <draw:text-box>
            <text:p text:style-name="P17"><text:span text:style-name="T2">Definition of</text:span></text:p>
            <text:p text:style-name="P17"><text:span text:style-name="T2">Spec. Item </text:span></text:p>
            <text:p text:style-name="P17"><text:span text:style-name="T2">Categories</text:span></text:p>
          </draw:text-box>
        </draw:frame>
        <draw:custom-shape draw:style-name="gr50" draw:text-style-name="P12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19" draw:layer="layout" svg:width="2.21cm" svg:height="1.096cm" svg:x="8.04cm" svg:y="6.524cm">
          <draw:text-box>
            <text:p text:style-name="P14"><text:span text:style-name="T2">Definition of</text:span></text:p>
            <text:p text:style-name="P14"><text:span text:style-name="T2">Generators</text:span></text:p>
          </draw:text-box>
        </draw:frame>
        <draw:rect draw:style-name="gr3" draw:text-style-name="P5" draw:layer="layout" svg:width="5.588cm" svg:height="1.213cm" svg:x="9.09cm" svg:y="8.507cm">
          <text:p/>
        </draw:rect>
        <draw:frame draw:style-name="gr55" draw:text-style-name="P9" draw:layer="layout" svg:width="3.253cm" svg:height="0.593cm" svg:x="10.341cm" svg:y="8.824cm">
          <draw:text-box>
            <text:p text:style-name="P6"><text:span text:style-name="T2">Instantiated <text:s/>Editor</text:span></text:p>
          </draw:text-box>
        </draw:frame>
        <draw:frame draw:style-name="gr52" draw:text-style-name="P16" draw:layer="layout" svg:width="3.698cm" svg:height="0.455cm" svg:x="16.654cm" svg:y="7.94cm">
          <draw:text-box>
            <text:p text:style-name="P6"><text:span text:style-name="T4">Editor Model</text:span></text:p>
          </draw:text-box>
        </draw:frame>
        <draw:custom-shape draw:style-name="gr50" draw:text-style-name="P12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19" draw:layer="layout" svg:width="3.097cm" svg:height="1.36cm" svg:x="8.44cm" svg:y="10.024cm">
          <draw:text-box>
            <text:p text:style-name="P14"><text:span text:style-name="T2">Population of</text:span></text:p>
            <text:p text:style-name="P14"><text:span text:style-name="T2">Database through</text:span></text:p>
            <text:p text:style-name="P14"><text:span text:style-name="T2">Editor interface</text:span></text:p>
          </draw:text-box>
        </draw:frame>
        <draw:line draw:style-name="gr51" draw:text-style-name="P1" draw:layer="layout" svg:x1="6.459cm" svg:y1="11.599cm" svg:x2="20.635cm" svg:y2="11.498cm">
          <text:p/>
        </draw:line>
        <draw:frame draw:style-name="gr52" draw:text-style-name="P16" draw:layer="layout" svg:width="3.698cm" svg:height="0.455cm" svg:x="16.654cm" svg:y="10.941cm">
          <draw:text-box>
            <text:p text:style-name="P6"><text:span text:style-name="T4">Editor Model</text:span></text:p>
          </draw:text-box>
        </draw:frame>
        <draw:rect draw:style-name="gr3" draw:text-style-name="P5" draw:layer="layout" svg:width="5.588cm" svg:height="1.213cm" svg:x="9.09cm" svg:y="12.208cm">
          <text:p/>
        </draw:rect>
        <draw:frame draw:style-name="gr57" draw:text-style-name="P9" draw:layer="layout" svg:width="2.644cm" svg:height="0.593cm" svg:x="10.641cm" svg:y="12.525cm">
          <draw:text-box>
            <text:p text:style-name="P6"><text:span text:style-name="T2">Model Instance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xml:id="id10" draw:id="id10" draw:layer="layout" svg:width="2.318cm" svg:height="1.138cm" svg:x="20.408cm" svg:y="8.648cm">
          <text:p/>
        </draw:rect>
        <draw:rect draw:style-name="gr3" draw:text-style-name="P5" draw:layer="layout" svg:width="2.318cm" svg:height="1.138cm" svg:x="20.208cm" svg:y="8.448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58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408cm" svg:y="6.548cm">
          <text:p/>
        </draw:rect>
        <draw:frame draw:style-name="gr59" draw:text-style-name="P7" draw:layer="layout" svg:width="1.386cm" svg:height="0.454cm" svg:x="13.49cm" svg:y="6.855cm">
          <draw:text-box>
            <text:p text:style-name="P6"><text:span text:style-name="T1">Service</text:span></text:p>
          </draw:text-box>
        </draw:frame>
        <draw:frame draw:style-name="gr60" draw:text-style-name="P20" draw:layer="layout" svg:width="1.128cm" svg:height="0.581cm" svg:x="15.57cm" svg:y="6.632cm">
          <draw:text-box>
            <text:p text:style-name="P6"><text:span text:style-name="T3">p_lin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59" draw:text-style-name="P7" draw:layer="layout" svg:width="1.386cm" svg:height="0.454cm" svg:x="16.99cm" svg:y="6.855cm">
          <draw:text-box>
            <text:p text:style-name="P6"><text:span text:style-name="T1">Packet</text:span></text:p>
          </draw:text-box>
        </draw:frame>
        <draw:connector draw:style-name="gr61" draw:text-style-name="P1" draw:layer="layout" svg:x1="16.808cm" svg:y1="7.117cm" svg:x2="15.038cm" svg:y2="7.117cm" draw:start-shape="id1" draw:end-shape="id2" draw:end-glue-point="1" svg:d="M16808 7117h-1770" svg:viewBox="0 0 1771 1">
          <text:p/>
        </draw:connector>
        <draw:rect draw:style-name="gr3" draw:text-style-name="P5" xml:id="id3" draw:id="id3" draw:layer="layout" svg:width="1.63cm" svg:height="1.138cm" svg:x="16.808cm" svg:y="13.048cm">
          <text:p/>
        </draw:rect>
        <draw:frame draw:style-name="gr62" draw:text-style-name="P7" draw:layer="layout" svg:width="1.386cm" svg:height="0.907cm" svg:x="16.99cm" svg:y="13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61" draw:text-style-name="P1" draw:layer="layout" svg:x1="17.623cm" svg:y1="13.048cm" svg:x2="17.623cm" svg:y2="11.186cm" draw:start-shape="id3" draw:start-glue-point="0" draw:end-shape="id4" draw:end-glue-point="2" svg:d="M17623 13048v-1862" svg:viewBox="0 0 1 1863">
          <text:p/>
        </draw:connector>
        <draw:frame draw:style-name="gr60" draw:text-style-name="P20" draw:layer="layout" svg:width="1.128cm" svg:height="0.581cm" svg:x="18.669cm" svg:y="13.093cm">
          <draw:text-box>
            <text:p text:style-name="P6"><text:span text:style-name="T3">p_link</text:span></text:p>
          </draw:text-box>
        </draw:frame>
        <draw:rect draw:style-name="gr3" draw:text-style-name="P5" xml:id="id4" draw:id="id4" draw:layer="layout" svg:width="1.63cm" svg:height="1.138cm" svg:x="16.808cm" svg:y="10.048cm">
          <text:p/>
        </draw:rect>
        <draw:frame draw:style-name="gr63" draw:text-style-name="P7" draw:layer="layout" svg:width="1.429cm" svg:height="0.907cm" svg:x="16.8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61" draw:text-style-name="P1" draw:layer="layout" svg:x1="17.623cm" svg:y1="10.048cm" svg:x2="17.623cm" svg:y2="7.686cm" draw:start-shape="id4" draw:start-glue-point="0" draw:end-shape="id1" svg:d="M17623 10048v-2362" svg:viewBox="0 0 1 2363">
          <text:p/>
        </draw:connector>
        <draw:frame draw:style-name="gr64" draw:text-style-name="P20" draw:layer="layout" svg:width="1.107cm" svg:height="0.581cm" svg:x="16.368cm" svg:y="8.712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13.408cm" svg:y="10.048cm">
          <text:p/>
        </draw:rect>
        <draw:frame draw:style-name="gr62" draw:text-style-name="P7" draw:layer="layout" svg:width="1.386cm" svg:height="0.907cm" svg:x="13.69cm" svg:y="10.155cm">
          <draw:text-box>
            <text:p text:style-name="P6"><text:span text:style-name="T1">Enum</text:span></text:p>
            <text:p text:style-name="P6"><text:span text:style-name="T1">Value</text:span></text:p>
          </draw:text-box>
        </draw:frame>
        <draw:connector draw:style-name="gr61" draw:text-style-name="P1" draw:layer="layout" svg:x1="16.808cm" svg:y1="10.617cm" svg:x2="15.038cm" svg:y2="10.617cm" draw:start-shape="id4" draw:start-glue-point="3" draw:end-shape="id5" draw:end-glue-point="1" svg:d="M16808 10617h-1770" svg:viewBox="0 0 1771 1">
          <text:p/>
        </draw:connector>
        <draw:frame draw:style-name="gr60" draw:text-style-name="P20" draw:layer="layout" svg:width="1.128cm" svg:height="0.581cm" svg:x="15.559cm" svg:y="10.109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10.048cm">
          <text:p/>
        </draw:rect>
        <draw:frame draw:style-name="gr62" draw:text-style-name="P7" draw:layer="layout" svg:width="1.386cm" svg:height="0.907cm" svg:x="9.69cm" svg:y="10.155cm">
          <draw:text-box>
            <text:p text:style-name="P6"><text:span text:style-name="T1">Enum</text:span></text:p>
            <text:p text:style-name="P6"><text:span text:style-name="T1">Type</text:span></text:p>
          </draw:text-box>
        </draw:frame>
        <draw:connector draw:style-name="gr61" draw:text-style-name="P1" draw:layer="layout" svg:x1="13.408cm" svg:y1="10.617cm" svg:x2="11.038cm" svg:y2="10.617cm" draw:start-shape="id5" draw:end-shape="id6" draw:end-glue-point="1" svg:d="M13408 10617h-2370" svg:viewBox="0 0 2371 1">
          <text:p/>
        </draw:connector>
        <draw:frame draw:style-name="gr64" draw:text-style-name="P20" draw:layer="layout" svg:width="1.107cm" svg:height="0.581cm" svg:x="11.885cm" svg:y="10.112cm">
          <draw:text-box>
            <text:p text:style-name="P6"><text:span text:style-name="T3">s_link</text:span></text:p>
          </draw:text-box>
        </draw:frame>
        <draw:rect draw:style-name="gr3" draw:text-style-name="P5" xml:id="id7" draw:id="id7" draw:layer="layout" svg:width="1.63cm" svg:height="1.138cm" svg:x="13.408cm" svg:y="13.048cm">
          <text:p/>
        </draw:rect>
        <draw:frame draw:style-name="gr65" draw:text-style-name="P7" draw:layer="layout" svg:width="1.018cm" svg:height="0.907cm" svg:x="13.79cm" svg:y="13.155cm">
          <draw:text-box>
            <text:p text:style-name="P6"><text:span text:style-name="T1">Data</text:span></text:p>
            <text:p text:style-name="P6"><text:span text:style-name="T1">Item</text:span></text:p>
          </draw:text-box>
        </draw:frame>
        <draw:connector draw:style-name="gr61" draw:text-style-name="P1" draw:layer="layout" draw:line-skew="4.225cm -0.815cm" svg:x1="18.438cm" svg:y1="13.617cm" svg:x2="17.623cm" svg:y2="6.548cm" draw:start-shape="id3" draw:start-glue-point="1" draw:end-shape="id1" draw:end-glue-point="0" svg:d="M18438 13617h4726v-8385h-5541v1316" svg:viewBox="0 0 5542 8386">
          <text:p/>
        </draw:connector>
        <draw:frame draw:style-name="gr60" draw:text-style-name="P20" draw:layer="layout" svg:width="1.128cm" svg:height="0.581cm" svg:x="16.332cm" svg:y="12.006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16.808cm" svg:y1="13.617cm" svg:x2="15.038cm" svg:y2="13.617cm" draw:start-shape="id3" draw:end-shape="id7" draw:end-glue-point="1" svg:d="M16808 13617h-1770" svg:viewBox="0 0 1771 1">
          <text:p/>
        </draw:connector>
        <draw:frame draw:style-name="gr64" draw:text-style-name="P20" draw:layer="layout" svg:width="1.107cm" svg:height="0.581cm" svg:x="15.544cm" svg:y="13.147cm">
          <draw:text-box>
            <text:p text:style-name="P6"><text:span text:style-name="T3">s_link</text:span></text:p>
          </draw:text-box>
        </draw:frame>
        <draw:rect draw:style-name="gr3" draw:text-style-name="P5" xml:id="id8" draw:id="id8" draw:layer="layout" svg:width="2.057cm" svg:height="1.138cm" svg:x="9.169cm" svg:y="13.048cm">
          <text:p/>
        </draw:rect>
        <draw:frame draw:style-name="gr66" draw:text-style-name="P7" draw:layer="layout" svg:width="1.822cm" svg:height="0.907cm" svg:x="9.29cm" svg:y="13.155cm">
          <draw:text-box>
            <text:p text:style-name="P6"><text:span text:style-name="T1">Data</text:span></text:p>
            <text:p text:style-name="P6"><text:span text:style-name="T1">Item Type</text:span></text:p>
          </draw:text-box>
        </draw:frame>
        <draw:connector draw:style-name="gr61" draw:text-style-name="P1" draw:layer="layout" svg:x1="13.408cm" svg:y1="13.617cm" svg:x2="11.226cm" svg:y2="13.617cm" draw:start-shape="id7" draw:start-glue-point="3" draw:end-shape="id8" draw:end-glue-point="1" svg:d="M13408 13617h-2182" svg:viewBox="0 0 2183 1">
          <text:p/>
        </draw:connector>
        <draw:frame draw:style-name="gr60" draw:text-style-name="P20" draw:layer="layout" svg:width="1.128cm" svg:height="0.581cm" svg:x="11.909cm" svg:y="13.157cm">
          <draw:text-box>
            <text:p text:style-name="P6"><text:span text:style-name="T3">p_link</text:span></text:p>
          </draw:text-box>
        </draw:frame>
        <draw:rect draw:style-name="gr3" draw:text-style-name="P5" xml:id="id9" draw:id="id9" draw:layer="layout" svg:width="2.318cm" svg:height="1.138cm" svg:x="20.008cm" svg:y="8.248cm">
          <text:p/>
        </draw:rect>
        <draw:frame draw:style-name="gr67" draw:text-style-name="P7" draw:layer="layout" svg:width="2.123cm" svg:height="0.907cm" svg:x="20.09cm" svg:y="8.355cm">
          <draw:text-box>
            <text:p text:style-name="P6"><text:span text:style-name="T1">Application</text:span></text:p>
            <text:p text:style-name="P6"><text:span text:style-name="T1">Cmd/Rep</text:span></text:p>
          </draw:text-box>
        </draw:frame>
        <draw:connector draw:style-name="gr61" draw:text-style-name="P1" draw:layer="layout" svg:x1="21.167cm" svg:y1="8.248cm" svg:x2="18.438cm" svg:y2="7.117cm" draw:start-shape="id9" draw:start-glue-point="0" draw:end-shape="id1" draw:end-glue-point="1" svg:d="M21167 8248v-1131h-2729" svg:viewBox="0 0 2730 1132">
          <text:p/>
        </draw:connector>
        <draw:frame draw:style-name="gr60" draw:text-style-name="P20" draw:layer="layout" svg:width="1.128cm" svg:height="0.581cm" svg:x="19.069cm" svg:y="6.594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21.567cm" svg:y1="9.786cm" svg:x2="18.438cm" svg:y2="10.617cm" draw:start-shape="id10" draw:start-glue-point="2" draw:end-shape="id4" draw:end-glue-point="1" svg:d="M21567 9786v831h-3129" svg:viewBox="0 0 3130 832">
          <text:p/>
        </draw:connector>
        <draw:frame draw:style-name="gr60" draw:text-style-name="P20" draw:layer="layout" svg:width="1.128cm" svg:height="0.581cm" svg:x="19.069cm" svg:y="10.095cm">
          <draw:text-box>
            <text:p text:style-name="P6"><text:span text:style-name="T3">p_link</text:span></text:p>
          </draw:text-box>
        </draw:frame>
        <draw:connector draw:style-name="gr61" draw:text-style-name="P1" draw:layer="layout" svg:x1="14.223cm" svg:y1="13.048cm" svg:x2="10.223cm" svg:y2="11.186cm" draw:start-shape="id7" draw:start-glue-point="0" draw:end-shape="id6" draw:end-glue-point="2" svg:d="M14223 13048v-931h-4000v-931" svg:viewBox="0 0 4001 1863">
          <text:p/>
        </draw:connector>
        <draw:frame draw:style-name="gr60" draw:text-style-name="P20" draw:layer="layout" svg:width="1.128cm" svg:height="0.581cm" svg:x="11.909cm" svg:y="11.658cm">
          <draw:text-box>
            <text:p text:style-name="P6"><text:span text:style-name="T3">p_link</text:span></text:p>
          </draw:text-box>
        </draw:frame>
        <draw:rect draw:style-name="gr3" draw:text-style-name="P5" xml:id="id11" draw:id="id11" draw:layer="layout" svg:width="1.63cm" svg:height="1.138cm" svg:x="7.608cm" svg:y="8.248cm">
          <text:p/>
        </draw:rect>
        <draw:frame draw:style-name="gr62" draw:text-style-name="P7" draw:layer="layout" svg:width="1.386cm" svg:height="0.907cm" svg:x="7.89cm" svg:y="8.355cm">
          <draw:text-box>
            <text:p text:style-name="P6"><text:span text:style-name="T1">Adapt.</text:span></text:p>
            <text:p text:style-name="P6"><text:span text:style-name="T1">Point </text:span></text:p>
          </draw:text-box>
        </draw:frame>
        <draw:connector draw:style-name="gr61" draw:text-style-name="P1" draw:layer="layout" svg:x1="8.423cm" svg:y1="8.248cm" svg:x2="8.423cm" svg:y2="6.586cm" draw:start-shape="id11" draw:start-glue-point="0" draw:end-shape="id12" draw:end-glue-point="2" svg:d="M8423 8248v-1662" svg:viewBox="0 0 1 1663">
          <text:p/>
        </draw:connector>
        <draw:rect draw:style-name="gr3" draw:text-style-name="P5" xml:id="id12" draw:id="id12" draw:layer="layout" svg:width="1.63cm" svg:height="1.138cm" svg:x="7.608cm" svg:y="5.448cm">
          <text:p/>
        </draw:rect>
        <draw:frame draw:style-name="gr68" draw:text-style-name="P7" draw:layer="layout" svg:width="0.844cm" svg:height="0.454cm" svg:x="7.99cm" svg:y="5.755cm">
          <draw:text-box>
            <text:p text:style-name="P6"><text:span text:style-name="T1">Req.</text:span></text:p>
          </draw:text-box>
        </draw:frame>
        <draw:frame draw:style-name="gr60" draw:text-style-name="P20" draw:layer="layout" svg:width="1.128cm" svg:height="0.581cm" svg:x="8.532cm" svg:y="7.307cm">
          <draw:text-box>
            <text:p text:style-name="P6"><text:span text:style-name="T3">p_link</text:span></text:p>
          </draw:text-box>
        </draw:frame>
        <draw:connector draw:style-name="gr61" draw:text-style-name="P1" draw:layer="layout" draw:line-skew="-0.46cm" svg:x1="17.623cm" svg:y1="7.686cm" svg:x2="10.223cm" svg:y2="10.048cm" draw:start-shape="id1" draw:start-glue-point="2" draw:end-shape="id6" draw:end-glue-point="0" svg:d="M17623 7686v721h-7400v1641" svg:viewBox="0 0 7401 2363">
          <text:p/>
        </draw:connector>
        <draw:frame draw:style-name="gr69" draw:text-style-name="P20" draw:layer="layout" svg:width="3.71cm" svg:height="0.469cm" svg:x="10.369cm" svg:y="7.913cm">
          <draw:text-box>
            <text:p text:style-name="P6"><text:span text:style-name="T3">s_link (from Packet)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70" draw:text-style-name="P9" draw:layer="layout" svg:width="2.07cm" svg:height="0.907cm" svg:x="2.722cm" svg:y="4.284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1" draw:text-style-name="P21" xml:id="id20" draw:id="id20" draw:layer="layout" svg:width="2.753cm" svg:height="1.173cm" svg:x="5.134cm" svg:y="8.089cm">
          <text:p/>
        </draw:rect>
        <draw:frame draw:style-name="gr72" draw:text-style-name="P7" draw:layer="layout" svg:width="2.034cm" svg:height="0.907cm" svg:x="5.466cm" svg:y="8.235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73" draw:text-style-name="P7" draw:layer="layout" svg:width="1.344cm" svg:height="0.455cm" svg:x="7.318cm" svg:y="6.238cm">
          <draw:text-box>
            <text:p text:style-name="P6"><text:span text:style-name="T1">Stub(s)</text:span></text:p>
          </draw:text-box>
        </draw:frame>
        <draw:rect draw:style-name="gr3" draw:text-style-name="P5" xml:id="id15" draw:id="id15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74" draw:text-style-name="P1" draw:layer="layout" svg:x1="8.162cm" svg:y1="5.229cm" svg:x2="10.159cm" svg:y2="8.197cm" draw:start-shape="id13" draw:start-glue-point="1" draw:end-shape="id14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14" draw:id="id14" draw:layer="layout" svg:width="1.63cm" svg:height="0.864cm" svg:x="9.344cm" svg:y="8.197cm">
          <text:p/>
        </draw:rect>
        <draw:frame draw:style-name="gr75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13" draw:id="id13" draw:layer="layout" svg:width="3.445cm" svg:height="0.864cm" svg:x="4.717cm" svg:y="4.797cm">
          <text:p/>
        </draw:rect>
        <draw:frame draw:style-name="gr76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74" draw:text-style-name="P1" draw:layer="layout" svg:x1="4.717cm" svg:y1="5.229cm" svg:x2="2.959cm" svg:y2="8.198cm" draw:start-shape="id13" draw:start-glue-point="3" draw:end-shape="id15" draw:end-glue-point="0" svg:d="M4717 5229h-1758v2969" svg:viewBox="0 0 1759 2970">
          <text:p/>
        </draw:connector>
        <draw:frame draw:style-name="gr77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70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1" draw:text-style-name="P21" xml:id="id22" draw:id="id22" draw:layer="layout" svg:width="2.753cm" svg:height="1.173cm" svg:x="16.265cm" svg:y="13.454cm">
          <text:p/>
        </draw:rect>
        <draw:frame draw:style-name="gr72" draw:text-style-name="P7" draw:layer="layout" svg:width="2.034cm" svg:height="0.907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73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18" draw:id="id18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74" draw:text-style-name="P1" draw:layer="layout" svg:x1="19.293cm" svg:y1="10.094cm" svg:x2="22.39cm" svg:y2="13.612cm" draw:start-shape="id16" draw:start-glue-point="1" draw:end-shape="id17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7" draw:id="id17" draw:layer="layout" svg:width="1.63cm" svg:height="0.864cm" svg:x="21.575cm" svg:y="13.612cm">
          <text:p/>
        </draw:rect>
        <draw:frame draw:style-name="gr75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16" draw:id="id16" draw:layer="layout" svg:width="3.445cm" svg:height="0.864cm" svg:x="15.848cm" svg:y="9.662cm">
          <text:p/>
        </draw:rect>
        <draw:frame draw:style-name="gr76" draw:text-style-name="P7" draw:layer="layout" svg:width="2.745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74" draw:text-style-name="P1" draw:layer="layout" svg:x1="15.848cm" svg:y1="10.094cm" svg:x2="12.79cm" svg:y2="13.563cm" draw:start-shape="id16" draw:start-glue-point="3" draw:end-shape="id18" draw:end-glue-point="0" svg:d="M15848 10094h-3058v3469" svg:viewBox="0 0 3059 3470">
          <text:p/>
        </draw:connector>
        <draw:frame draw:style-name="gr77" draw:text-style-name="P9" draw:layer="layout" svg:width="2.62cm" svg:height="0.907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78" draw:text-style-name="P22" draw:layer="layout" svg:width="2.753cm" svg:height="0.825cm" svg:x="16.299cm" svg:y="14.875cm">
          <text:p/>
        </draw:rect>
        <draw:frame draw:style-name="gr79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9" draw:id="id19" draw:layer="layout" svg:width="2.597cm" svg:height="0.726cm" svg:x="3.194cm" svg:y="6.764cm">
          <text:p/>
        </draw:rect>
        <draw:frame draw:style-name="gr80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74" draw:text-style-name="P1" draw:layer="layout" svg:x1="5.791cm" svg:y1="7.127cm" svg:x2="6.51cm" svg:y2="8.089cm" draw:start-shape="id19" draw:start-glue-point="1" draw:end-shape="id20" svg:d="M5791 7127h719v962" svg:viewBox="0 0 720 963">
          <text:p/>
        </draw:connector>
        <draw:rect draw:style-name="gr3" draw:text-style-name="P5" xml:id="id21" draw:id="id21" draw:layer="layout" svg:width="2.597cm" svg:height="0.726cm" svg:x="14.3cm" svg:y="12.079cm">
          <text:p/>
        </draw:rect>
        <draw:frame draw:style-name="gr80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74" draw:text-style-name="P1" draw:layer="layout" svg:x1="16.897cm" svg:y1="12.442cm" svg:x2="17.641cm" svg:y2="13.454cm" draw:start-shape="id21" draw:start-glue-point="1" draw:end-shape="id22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8" draw:text-style-name="P22" draw:layer="layout" svg:width="8.836cm" svg:height="0.726cm" svg:x="2.172cm" svg:y="9.483cm">
          <text:p/>
        </draw:rect>
        <draw:frame draw:style-name="gr81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82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83" draw:text-style-name="P23" draw:layer="layout" svg:width="1.183cm" svg:height="0.498cm" svg:x="11.839cm" svg:y="8.497cm">
          <draw:text-box>
            <text:p text:style-name="P6"><text:span text:style-name="T5">EGSE</text:span></text:p>
          </draw:text-box>
        </draw:frame>
        <draw:frame draw:style-name="gr84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5" draw:text-style-name="P1" draw:layer="layout" svg:x1="14.478cm" svg:y1="15.301cm" svg:x2="15.027cm" svg:y2="14.253cm">
          <text:p/>
        </draw:line>
        <draw:frame draw:style-name="gr86" draw:text-style-name="P9" draw:layer="layout" svg:width="2.889cm" svg:height="0.907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5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7" draw:text-style-name="P24" xml:id="id30" draw:id="id3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29" draw:id="id2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28" draw:id="id2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8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71" draw:text-style-name="P21" draw:layer="layout" svg:width="2.753cm" svg:height="0.898cm" svg:x="11.373cm" svg:y="11.782cm">
          <text:p/>
        </draw:rect>
        <draw:frame draw:style-name="gr89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3" draw:id="id23" draw:layer="layout" svg:width="3.445cm" svg:height="0.864cm" svg:x="10.956cm" svg:y="8.015cm">
          <text:p/>
        </draw:rect>
        <draw:frame draw:style-name="gr76" draw:text-style-name="P7" draw:layer="layout" svg:width="2.745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90" draw:text-style-name="P1" draw:layer="layout" draw:line-skew="-0.549cm" svg:x1="10.956cm" svg:y1="8.447cm" svg:x2="8.262cm" svg:y2="13.34cm" draw:start-shape="id23" draw:start-glue-point="3" draw:end-shape="id24" draw:end-glue-point="3" svg:d="M10956 8447h-3744v4893h1050" svg:viewBox="0 0 3745 4894">
          <text:p/>
        </draw:connector>
        <draw:frame draw:style-name="gr91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8" draw:text-style-name="P22" draw:layer="layout" svg:width="2.753cm" svg:height="0.825cm" svg:x="11.407cm" svg:y="12.928cm">
          <text:p/>
        </draw:rect>
        <draw:frame draw:style-name="gr79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25" draw:id="id25" draw:layer="layout" svg:width="2.597cm" svg:height="0.726cm" svg:x="9.708cm" svg:y="10.132cm">
          <text:p/>
        </draw:rect>
        <draw:frame draw:style-name="gr80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92" draw:text-style-name="P1" draw:layer="layout" svg:x1="12.305cm" svg:y1="10.495cm" svg:x2="12.741cm" svg:y2="11.553cm" draw:start-shape="id25" draw:start-glue-point="1" draw:end-shape="id26" draw:end-glue-point="0" svg:d="M12305 10495h436v1058" svg:viewBox="0 0 437 1059">
          <text:p/>
        </draw:connector>
        <draw:polygon draw:style-name="gr82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83" draw:text-style-name="P23" draw:layer="layout" svg:width="1.183cm" svg:height="0.498cm" svg:x="6.897cm" svg:y="7.274cm">
          <draw:text-box>
            <text:p text:style-name="P6"><text:span text:style-name="T5">EGSE</text:span></text:p>
          </draw:text-box>
        </draw:frame>
        <draw:frame draw:style-name="gr93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5" draw:text-style-name="P1" draw:layer="layout" svg:x1="10.311cm" svg:y1="14.677cm" svg:x2="10.784cm" svg:y2="13.554cm">
          <text:p/>
        </draw:line>
        <draw:custom-shape draw:style-name="gr87" draw:text-style-name="P24" xml:id="id27" draw:id="id2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8" draw:text-style-name="P22" xml:id="id24" draw:id="id24" draw:layer="layout" svg:width="1.798cm" svg:height="0.825cm" svg:x="8.262cm" svg:y="12.928cm">
          <text:p/>
        </draw:rect>
        <draw:frame draw:style-name="gr94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5" draw:layer="layout" svg:x1="10.256cm" svg:y1="13.403cm" svg:x2="11.233cm" svg:y2="13.404cm" draw:start-shape="id27" draw:start-glue-point="1" draw:end-shape="id28" draw:end-glue-point="3" svg:d="M10256 13403h489v1h488" svg:viewBox="0 0 978 2">
          <text:p/>
        </draw:connector>
        <draw:rect draw:style-name="gr78" draw:text-style-name="P22" xml:id="id31" draw:id="id31" draw:layer="layout" svg:width="2.321cm" svg:height="0.825cm" svg:x="15.701cm" svg:y="12.928cm">
          <text:p/>
        </draw:rect>
        <draw:frame draw:style-name="gr96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5" draw:layer="layout" svg:x1="14.356cm" svg:y1="13.403cm" svg:x2="15.431cm" svg:y2="13.402cm" draw:start-shape="id29" draw:start-glue-point="1" draw:end-shape="id30" draw:end-glue-point="3" svg:d="M14356 13403h538v-1h537" svg:viewBox="0 0 1076 2">
          <text:p/>
        </draw:connector>
        <draw:frame draw:style-name="gr93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5" draw:text-style-name="P1" draw:layer="layout" svg:x1="14.511cm" svg:y1="14.676cm" svg:x2="14.984cm" svg:y2="13.553cm">
          <text:p/>
        </draw:line>
        <draw:connector draw:style-name="gr97" draw:text-style-name="P1" draw:layer="layout" svg:x1="14.401cm" svg:y1="8.447cm" svg:x2="16.861cm" svg:y2="12.928cm" draw:start-shape="id23" draw:start-glue-point="1" draw:end-shape="id31" draw:end-glue-point="0" svg:d="M14401 8447h2460v4481" svg:viewBox="0 0 2461 4482">
          <text:p/>
        </draw:connector>
        <draw:rect draw:style-name="gr71" draw:text-style-name="P21" xml:id="id26" draw:id="id26" draw:layer="layout" svg:width="2.753cm" svg:height="1.173cm" svg:x="11.365cm" svg:y="11.553cm">
          <text:p/>
        </draw:rect>
        <draw:frame draw:style-name="gr72" draw:text-style-name="P7" draw:layer="layout" svg:width="2.034cm" svg:height="0.907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73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9" draw:layer="layout" svg:width="2.385cm" svg:height="0.907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5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draw:custom-shape draw:style-name="gr87" draw:text-style-name="P24" xml:id="id39" draw:id="id39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38" draw:id="id38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37" draw:id="id37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8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89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2" draw:id="id32" draw:layer="layout" svg:width="3.445cm" svg:height="0.864cm" svg:x="10.956cm" svg:y="9.215cm">
          <text:p/>
        </draw:rect>
        <draw:frame draw:style-name="gr76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0" draw:text-style-name="P1" draw:layer="layout" draw:line-skew="-0.549cm" svg:x1="10.956cm" svg:y1="9.647cm" svg:x2="8.262cm" svg:y2="13.34cm" draw:start-shape="id32" draw:start-glue-point="3" draw:end-shape="id33" draw:end-glue-point="3" svg:d="M10956 9647h-3744v3693h1050" svg:viewBox="0 0 3745 3694">
          <text:p/>
        </draw:connector>
        <draw:frame draw:style-name="gr91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8" draw:text-style-name="P22" draw:layer="layout" svg:width="2.753cm" svg:height="0.825cm" svg:x="11.407cm" svg:y="12.928cm">
          <text:p/>
        </draw:rect>
        <draw:frame draw:style-name="gr99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34" draw:id="id34" draw:layer="layout" svg:width="2.597cm" svg:height="0.726cm" svg:x="9.708cm" svg:y="10.732cm">
          <text:p/>
        </draw:rect>
        <draw:frame draw:style-name="gr80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2" draw:text-style-name="P1" draw:layer="layout" svg:x1="12.305cm" svg:y1="11.095cm" svg:x2="12.741cm" svg:y2="11.956cm" draw:start-shape="id34" draw:start-glue-point="1" draw:end-shape="id35" draw:end-glue-point="0" svg:d="M12305 11095h436v861" svg:viewBox="0 0 437 862">
          <text:p/>
        </draw:connector>
        <draw:polygon draw:style-name="gr82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83" draw:text-style-name="P23" draw:layer="layout" svg:width="1.183cm" svg:height="0.498cm" svg:x="6.897cm" svg:y="8.474cm">
          <draw:text-box>
            <text:p text:style-name="P6"><text:span text:style-name="T5">EGSE</text:span></text:p>
          </draw:text-box>
        </draw:frame>
        <draw:frame draw:style-name="gr93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5" draw:text-style-name="P1" draw:layer="layout" svg:x1="10.311cm" svg:y1="14.677cm" svg:x2="10.784cm" svg:y2="13.554cm">
          <text:p/>
        </draw:line>
        <draw:custom-shape draw:style-name="gr87" draw:text-style-name="P24" xml:id="id36" draw:id="id36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8" draw:text-style-name="P22" xml:id="id33" draw:id="id33" draw:layer="layout" svg:width="1.798cm" svg:height="0.825cm" svg:x="8.262cm" svg:y="12.928cm">
          <text:p/>
        </draw:rect>
        <draw:frame draw:style-name="gr100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5" draw:layer="layout" svg:x1="10.256cm" svg:y1="13.403cm" svg:x2="11.233cm" svg:y2="13.404cm" draw:start-shape="id36" draw:start-glue-point="1" draw:end-shape="id37" draw:end-glue-point="3" svg:d="M10256 13403h489v1h488" svg:viewBox="0 0 978 2">
          <text:p/>
        </draw:connector>
        <draw:rect draw:style-name="gr78" draw:text-style-name="P22" xml:id="id40" draw:id="id40" draw:layer="layout" svg:width="2.321cm" svg:height="0.825cm" svg:x="15.701cm" svg:y="12.928cm">
          <text:p/>
        </draw:rect>
        <draw:frame draw:style-name="gr96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5" draw:layer="layout" svg:x1="14.356cm" svg:y1="13.403cm" svg:x2="15.431cm" svg:y2="13.402cm" draw:start-shape="id38" draw:start-glue-point="1" draw:end-shape="id39" draw:end-glue-point="3" svg:d="M14356 13403h538v-1h537" svg:viewBox="0 0 1076 2">
          <text:p/>
        </draw:connector>
        <draw:frame draw:style-name="gr93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5" draw:text-style-name="P1" draw:layer="layout" svg:x1="14.511cm" svg:y1="14.676cm" svg:x2="14.984cm" svg:y2="13.553cm">
          <text:p/>
        </draw:line>
        <draw:connector draw:style-name="gr97" draw:text-style-name="P1" draw:layer="layout" svg:x1="14.401cm" svg:y1="9.647cm" svg:x2="16.861cm" svg:y2="12.928cm" draw:start-shape="id32" draw:start-glue-point="1" draw:end-shape="id40" draw:end-glue-point="0" svg:d="M14401 9647h2460v3281" svg:viewBox="0 0 2461 3282">
          <text:p/>
        </draw:connector>
        <draw:rect draw:style-name="gr71" draw:text-style-name="P21" xml:id="id35" draw:id="id35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1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5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draw:custom-shape draw:style-name="gr87" draw:text-style-name="P24" xml:id="id51" draw:id="id51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48" draw:id="id48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47" draw:id="id47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xml:id="id46" draw:id="id46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102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89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41" draw:id="id41" draw:layer="layout" svg:width="3.445cm" svg:height="0.864cm" svg:x="10.956cm" svg:y="9.215cm">
          <text:p/>
        </draw:rect>
        <draw:frame draw:style-name="gr76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0" draw:text-style-name="P1" draw:layer="layout" svg:x1="10.956cm" svg:y1="9.647cm" svg:x2="6.22cm" svg:y2="12.928cm" draw:start-shape="id41" draw:start-glue-point="3" draw:end-shape="id42" draw:end-glue-point="0" svg:d="M10956 9647h-4736v3281" svg:viewBox="0 0 4737 3282">
          <text:p/>
        </draw:connector>
        <draw:frame draw:style-name="gr91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8" draw:text-style-name="P22" draw:layer="layout" svg:width="2.753cm" svg:height="0.825cm" svg:x="11.407cm" svg:y="12.928cm">
          <text:p/>
        </draw:rect>
        <draw:frame draw:style-name="gr103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78" draw:text-style-name="P22" xml:id="id43" draw:id="id43" draw:layer="layout" svg:width="2.597cm" svg:height="0.726cm" svg:x="9.708cm" svg:y="10.732cm">
          <text:p/>
        </draw:rect>
        <draw:frame draw:style-name="gr80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2" draw:text-style-name="P1" draw:layer="layout" svg:x1="12.305cm" svg:y1="11.095cm" svg:x2="12.741cm" svg:y2="11.956cm" draw:start-shape="id43" draw:start-glue-point="1" draw:end-shape="id44" draw:end-glue-point="0" svg:d="M12305 11095h436v861" svg:viewBox="0 0 437 862">
          <text:p/>
        </draw:connector>
        <draw:polygon draw:style-name="gr82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83" draw:text-style-name="P23" draw:layer="layout" svg:width="1.183cm" svg:height="0.498cm" svg:x="5.197cm" svg:y="8.374cm">
          <draw:text-box>
            <text:p text:style-name="P6"><text:span text:style-name="T5">EGSE</text:span></text:p>
          </draw:text-box>
        </draw:frame>
        <draw:frame draw:style-name="gr93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5" draw:text-style-name="P1" draw:layer="layout" svg:x1="10.311cm" svg:y1="14.677cm" svg:x2="10.784cm" svg:y2="13.554cm">
          <text:p/>
        </draw:line>
        <draw:custom-shape draw:style-name="gr87" draw:text-style-name="P24" xml:id="id45" draw:id="id45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8" draw:text-style-name="P22" draw:layer="layout" svg:width="1.798cm" svg:height="0.825cm" svg:x="8.262cm" svg:y="12.928cm">
          <text:p/>
        </draw:rect>
        <draw:frame draw:style-name="gr104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5" draw:layer="layout" svg:x1="10.256cm" svg:y1="13.403cm" svg:x2="11.233cm" svg:y2="13.404cm" draw:start-shape="id45" draw:start-glue-point="1" draw:end-shape="id46" draw:end-glue-point="3" svg:d="M10256 13403h489v1h488" svg:viewBox="0 0 978 2">
          <text:p/>
        </draw:connector>
        <draw:rect draw:style-name="gr78" draw:text-style-name="P22" xml:id="id49" draw:id="id49" draw:layer="layout" svg:width="2.321cm" svg:height="0.825cm" svg:x="15.701cm" svg:y="12.928cm">
          <text:p/>
        </draw:rect>
        <draw:frame draw:style-name="gr105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5" draw:layer="layout" svg:x1="14.356cm" svg:y1="13.403cm" svg:x2="15.431cm" svg:y2="13.402cm" draw:start-shape="id47" draw:start-glue-point="1" draw:end-shape="id48" draw:end-glue-point="3" svg:d="M14356 13403h538v-1h537" svg:viewBox="0 0 1076 2">
          <text:p/>
        </draw:connector>
        <draw:frame draw:style-name="gr93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5" draw:text-style-name="P1" draw:layer="layout" svg:x1="14.511cm" svg:y1="14.676cm" svg:x2="14.984cm" svg:y2="13.553cm">
          <text:p/>
        </draw:line>
        <draw:connector draw:style-name="gr97" draw:text-style-name="P1" draw:layer="layout" svg:x1="14.401cm" svg:y1="9.647cm" svg:x2="16.861cm" svg:y2="12.928cm" draw:start-shape="id41" draw:start-glue-point="1" draw:end-shape="id49" draw:end-glue-point="0" svg:d="M14401 9647h2460v3281" svg:viewBox="0 0 2461 3282">
          <text:p/>
        </draw:connector>
        <draw:rect draw:style-name="gr71" draw:text-style-name="P21" xml:id="id44" draw:id="id44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1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5" draw:text-style-name="P1" draw:layer="layout" svg:x1="17.856cm" svg:y1="8.483cm" svg:x2="17.024cm" svg:y2="11.135cm">
          <text:p/>
        </draw:line>
        <draw:custom-shape draw:style-name="gr87" draw:text-style-name="P24" xml:id="id50" draw:id="id50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8" draw:text-style-name="P22" xml:id="id42" draw:id="id42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5" draw:layer="layout" svg:x1="7.455cm" svg:y1="13.403cm" svg:x2="8.03cm" svg:y2="13.402cm" draw:start-shape="id50" draw:start-glue-point="1" draw:end-shape="id51" draw:end-glue-point="3" svg:d="M7455 13403h288v-1h287" svg:viewBox="0 0 576 2">
          <text:p/>
        </draw:connector>
        <draw:frame draw:style-name="gr93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5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4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2" style:family="presentation" style:parent-style-name="Default-outline1">
      <style:graphic-properties draw:fill-color="#ffffff" draw:auto-grow-height="false" fo:min-height="12.001cm"/>
      <style:paragraph-properties style:writing-mode="lr-tb"/>
    </style:style>
    <style:style style:name="Mpr3" style:family="presentation" style:parent-style-name="presentation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presentation-outline1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4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5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5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3C42C1C2DE0E6DC7.png" xlink:type="simple" xlink:show="embed" xlink:actuate="onLoad" loext:mime-type="image/png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 loext:mime-type="image/x-wmf">
          <text:p/>
        </draw:image>
        <draw:image xlink:href="Pictures/10000201000002B7000002D00E896248F9996314.png" xlink:type="simple" xlink:show="embed" xlink:actuate="onLoad" loext:mime-type="image/png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Presentation Plan</dc:title>
    <meta:initial-creator>Alessandro Pasetti</meta:initial-creator>
    <meta:creation-date>1999-11-07T09:58:42</meta:creation-date>
    <dc:date>2021-04-30T14:25:33.398813649</dc:date>
    <meta:print-date>2000-01-20T13:49:02</meta:print-date>
    <meta:editing-cycles>642</meta:editing-cycles>
    <meta:editing-duration>P21DT7H26M18S</meta:editing-duration>
    <meta:document-statistic meta:object-count="411"/>
    <meta:user-defined meta:name="Info 1"/>
    <meta:user-defined meta:name="Info 2"/>
    <meta:user-defined meta:name="Info 3"/>
    <meta:user-defined meta:name="Info 4"/>
  </office:meta>
</office:document-meta>
</file>